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11.91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solid" style:text-underline-width="auto" style:text-underline-color="font-color"/>
    </style:style>
    <style:style style:name="T8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text-underline-style="none" style:text-underline-color="font-color" style:font-name-asian="新細明體"/>
    </style:style>
    <style:style style:name="T10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  <style:style style:name="T12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退<text:span text:style-name="T1">  </text:span><text:span text:style-name="T2">貨</text:span><text:span text:style-name="T3">  </text:span><text:span text:style-name="T2">證</text:span><text:span text:style-name="T3">  </text:span><text:span text:style-name="T2">明</text:span><text:span text:style-name="T3">  </text:span><text:span text:style-name="T2">單</text:span></text:p>
          </table:table-cell>
          <table:covered-table-cell table:number-columns-repeated="6" table:style-name="ce9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     <text:span text:style-name="T4">年</text:span><text:span text:style-name="T5">    </text:span><text:span text:style-name="T6">月</text:span><text:span text:style-name="T5">    </text:span><text:span text:style-name="T6">日</text:span><text:span text:style-name="T5">                                                                         No.</text:span><text:span text:style-name="T7">        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原購日期</text:p>
          </table:table-cell>
          <table:table-cell table:style-name="ce10" office:value-type="string" calcext:value-type="string">
            <text:p>發票號碼</text:p>
          </table:table-cell>
          <table:table-cell table:style-name="ce10" office:value-type="string" calcext:value-type="string">
            <text:p>退<text:span text:style-name="T13"> </text:span><text:span text:style-name="T6">回</text:span><text:span text:style-name="T5"> </text:span><text:span text:style-name="T6">品</text:span><text:span text:style-name="T5"> </text:span><text:span text:style-name="T6">名</text:span></text:p>
          </table:table-cell>
          <table:table-cell table:style-name="ce10" office:value-type="string" calcext:value-type="string">
            <text:p>數量</text:p>
          </table:table-cell>
          <table:table-cell table:style-name="ce10" office:value-type="string" calcext:value-type="string">
            <text:p>單<text:span text:style-name="T13">  </text:span><text:span text:style-name="T6">價</text:span></text:p>
          </table:table-cell>
          <table:table-cell table:style-name="ce10" office:value-type="string" calcext:value-type="string">
            <text:p>總<text:span text:style-name="T13">  </text:span><text:span text:style-name="T6">價</text:span></text:p>
          </table:table-cell>
          <table:table-cell table:style-name="ce10" office:value-type="string" calcext:value-type="string">
            <text:p>備<text:span text:style-name="T13">  </text:span><text:span text:style-name="T6">註</text:span></text:p>
          </table:table-cell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3">
          <table:table-cell/>
          <table:table-cell table:style-name="ce4"/>
          <table:table-cell table:style-name="ce11" table:number-columns-repeated="4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1016"/>
        </table:table-row>
        <table:table-row table:style-name="ro5">
          <table:table-cell/>
          <table:table-cell table:style-name="ce5" office:value-type="string" calcext:value-type="string" table:number-columns-spanned="7" table:number-rows-spanned="1">
            <text:p>    <text:span text:style-name="T4">合</text:span><text:span text:style-name="T5">  </text:span><text:span text:style-name="T6">計</text:span><text:span text:style-name="T5">  </text:span><text:span text:style-name="T6">新</text:span><text:span text:style-name="T5">  </text:span><text:span text:style-name="T6">台</text:span><text:span text:style-name="T5">  </text:span><text:span text:style-name="T6">幣</text:span><text:span text:style-name="T5">      </text:span><text:span text:style-name="T6">萬</text:span><text:span text:style-name="T5">      </text:span><text:span text:style-name="T6">仟</text:span><text:span text:style-name="T5">      </text:span><text:span text:style-name="T6">佰</text:span><text:span text:style-name="T5">      </text:span><text:span text:style-name="T6">拾</text:span><text:span text:style-name="T5">      </text:span><text:span text:style-name="T6">元正</text:span></text:p>
          </table:table-cell>
          <table:covered-table-cell table:number-columns-repeated="5" table:style-name="ce12"/>
          <table:covered-table-cell table:style-name="ce16"/>
          <table:table-cell table:number-columns-repeated="1016"/>
        </table:table-row>
        <table:table-row table:style-name="ro6">
          <table:table-cell/>
          <table:table-cell table:style-name="ce6" office:value-type="string" calcext:value-type="string" table:number-columns-spanned="7" table:number-rows-spanned="1">
            <text:p> <text:span text:style-name="T4">茲向</text:span><text:span text:style-name="T5">  </text:span><text:span text:style-name="T6">貴公司訂購上列貨品因</text:span><text:span text:style-name="T8">                       </text:span><text:span text:style-name="T9">退回，特此證明無訛。</text:span></text:p>
          </table:table-cell>
          <table:covered-table-cell table:number-columns-repeated="5" table:style-name="ce13"/>
          <table:covered-table-cell table:style-name="ce17"/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 table:number-columns-spanned="7" table:number-rows-spanned="1">
            <text:p>           <text:span text:style-name="T4">此致</text:span><text:span text:style-name="T5">                </text:span><text:span text:style-name="T6">購買商號：</text:span><text:span text:style-name="T8">         </text:span></text:p>
          </table:table-cell>
          <table:covered-table-cell table:number-columns-repeated="5" table:style-name="ce14"/>
          <table:covered-table-cell table:style-name="ce18"/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 table:number-columns-spanned="7" table:number-rows-spanned="1">
            <text:p>                               <text:span text:style-name="T4">地</text:span><text:span text:style-name="T5">    </text:span><text:span text:style-name="T6">址：</text:span><text:span text:style-name="T8">         </text:span></text:p>
          </table:table-cell>
          <table:covered-table-cell table:number-columns-repeated="5" table:style-name="ce14"/>
          <table:covered-table-cell table:style-name="ce18"/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 table:number-columns-spanned="7" table:number-rows-spanned="1">
            <text:p>  <text:span text:style-name="T10">                   </text:span><text:span text:style-name="T9">台照</text:span><text:span text:style-name="T11">      </text:span><text:span text:style-name="T12">經</text:span><text:span text:style-name="T11"> </text:span><text:span text:style-name="T12">辦</text:span><text:span text:style-name="T11"> </text:span><text:span text:style-name="T12">人：</text:span><text:span text:style-name="T8">         </text:span></text:p>
          </table:table-cell>
          <table:covered-table-cell table:number-columns-repeated="5" table:style-name="ce15"/>
          <table:covered-table-cell table:style-name="ce19"/>
          <table:table-cell table:number-columns-repeated="1016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21:58</meta:creation-date>
    <dc:creator>John</dc:creator>
    <dc:date>1993-02-17T14:23:10</dc:date>
    <meta:print-date>1993-02-17T14:23:09</meta:print-date>
    <meta:document-statistic meta:table-count="3" meta:cell-count="28" meta:object-count="0"/>
    <meta:generator>LibreOffice/5.1.1.3$Windows_x86 LibreOffice_project/89f508ef3ecebd2cfb8e1def0f0ba9a803b88a6d</meta:generator>
  </office:meta>
</office:document-meta>
</file>